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9B000000AAC258F724.png"/>
  <manifest:file-entry manifest:media-type="image/png" manifest:full-path="Pictures/100002010000009F000000AC76A0887E.png"/>
  <manifest:file-entry manifest:media-type="image/png" manifest:full-path="Pictures/10000201000000A0000000B02BBF83AF.png"/>
  <manifest:file-entry manifest:media-type="image/png" manifest:full-path="Pictures/10000201000000500000009B1A4F47F0.png"/>
  <manifest:file-entry manifest:media-type="image/png" manifest:full-path="Pictures/100002000000009B00000125A0BE3418.png"/>
  <manifest:file-entry manifest:media-type="image/png" manifest:full-path="Pictures/1000020100000064000000649DE00660.png"/>
  <manifest:file-entry manifest:media-type="image/png" manifest:full-path="Pictures/100002000000006C000000AAE1CCDC14.png"/>
  <manifest:file-entry manifest:media-type="image/jpeg" manifest:full-path="Pictures/10000000000000A0000000DF69DA0CD7.jpg"/>
  <manifest:file-entry manifest:media-type="image/png" manifest:full-path="Pictures/100002010000012C0000012C654AA0DE.png"/>
  <manifest:file-entry manifest:media-type="image/png" manifest:full-path="Pictures/10000201000000D2000000D20A73A0B8.png"/>
  <manifest:file-entry manifest:media-type="image/png" manifest:full-path="Pictures/1000020000000028000000284036C38E.png"/>
  <manifest:file-entry manifest:media-type="image/png" manifest:full-path="Pictures/100002010000009F000000ACE8FF32C3.png"/>
  <manifest:file-entry manifest:media-type="image/png" manifest:full-path="Pictures/10000201000000A9000001F40894C648.png"/>
  <manifest:file-entry manifest:media-type="image/png" manifest:full-path="Pictures/100002010000012C0000012CCE068B5C.png"/>
  <manifest:file-entry manifest:media-type="image/png" manifest:full-path="Pictures/1000020100000035000000C82E473372.png"/>
  <manifest:file-entry manifest:media-type="image/png" manifest:full-path="Pictures/100002000000004A00000064B3E3D8CC.png"/>
  <manifest:file-entry manifest:media-type="image/png" manifest:full-path="Pictures/10000201000001EF000000CB599AC278.png"/>
  <manifest:file-entry manifest:media-type="image/png" manifest:full-path="Pictures/1000020000000028000000281A3C3822.png"/>
  <manifest:file-entry manifest:media-type="image/png" manifest:full-path="Pictures/10000201000001F4000001F415C22952.png"/>
  <manifest:file-entry manifest:media-type="image/png" manifest:full-path="Pictures/10000201000000C8000000C889E9BE57.png"/>
  <manifest:file-entry manifest:media-type="image/jpeg" manifest:full-path="Pictures/10000000000000C8000000C8A476387E.jpg"/>
  <manifest:file-entry manifest:media-type="image/png" manifest:full-path="Pictures/10000201000000960000009B853BB6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svg:stroke-color="#ffffff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svg:stroke-color="#ffffff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ni_20_ligne">
      <style:graphic-properties draw:stroke="none" draw:marker-start="Rounded_20_short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t_20_sans_20_remplissage_20_ni_20_ligne">
      <style:graphic-properties draw:stroke="none" draw:marker-start="Dimension_20_Lines" draw:fill="none" draw:textarea-horizontal-align="center" draw:textarea-vertical-align="middle" draw:color-mode="standard" draw:luminance="0%" draw:contrast="0%" draw:gamma="100%" draw:red="0%" draw:green="0%" draw:blue="0%" fo:clip="rect(2.401cm, 0cm, 0cm, 0cm)" draw:image-opacity="100%" style:mirror="horizontal"/>
    </style:style>
    <style:style style:name="gr10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4cm" svg:height="8cm" svg:x="12.5cm" svg:y="7cm">
          <text:p/>
        </draw:rect>
        <draw:frame draw:style-name="gr2" draw:text-style-name="P1" draw:layer="layout" svg:width="2.116cm" svg:height="4.1cm" svg:x="21.884cm" svg:y="1cm">
          <draw:image xlink:href="Pictures/10000201000000500000009B1A4F47F0.png" xlink:type="simple" xlink:show="embed" xlink:actuate="onLoad">
            <text:p/>
          </draw:image>
        </draw:frame>
        <draw:frame draw:style-name="gr3" draw:text-style-name="P1" draw:layer="layout" svg:width="1.401cm" svg:height="5.291cm" svg:x="8.099cm" svg:y="7.709cm">
          <draw:image xlink:href="Pictures/1000020100000035000000C82E473372.png" xlink:type="simple" xlink:show="embed" xlink:actuate="onLoad">
            <text:p/>
          </draw:image>
        </draw:frame>
        <draw:frame draw:style-name="gr3" draw:text-style-name="P1" draw:layer="layout" svg:width="3.968cm" svg:height="4.1cm" svg:x="13.993cm" svg:y="0.8cm">
          <draw:image xlink:href="Pictures/10000201000000960000009B853BB66B.png" xlink:type="simple" xlink:show="embed" xlink:actuate="onLoad">
            <text:p/>
          </draw:image>
        </draw:frame>
        <draw:frame draw:style-name="gr4" draw:text-style-name="P1" draw:layer="layout" svg:width="1.884cm" svg:height="4.1cm" svg:x="19cm" svg:y="1.5cm">
          <draw:image xlink:href="Pictures/10000201000000500000009B1A4F47F0.png" xlink:type="simple" xlink:show="embed" xlink:actuate="onLoad">
            <text:p/>
          </draw:image>
        </draw:frame>
        <draw:frame draw:style-name="gr3" draw:text-style-name="P1" draw:layer="layout" svg:width="3.017cm" svg:height="8.928cm" svg:x="4.533cm" svg:y="0.235cm">
          <draw:image xlink:href="Pictures/10000201000000A9000001F40894C648.png" xlink:type="simple" xlink:show="embed" xlink:actuate="onLoad">
            <text:p/>
          </draw:image>
        </draw:frame>
        <draw:frame draw:style-name="gr3" draw:text-style-name="P1" draw:layer="layout" svg:width="4.232cm" svg:height="4.232cm" svg:x="-1.642cm" svg:y="-2.234cm">
          <draw:image xlink:href="Pictures/10000201000001F4000001F415C22952.png" xlink:type="simple" xlink:show="embed" xlink:actuate="onLoad">
            <text:p/>
          </draw:image>
        </draw:frame>
        <draw:frame draw:style-name="gr3" draw:text-style-name="P1" draw:layer="layout" svg:width="5.291cm" svg:height="5.291cm" svg:x="1.777cm" svg:y="-7.069cm">
          <draw:image xlink:href="Pictures/10000000000000C8000000C8A476387E.jpg" xlink:type="simple" xlink:show="embed" xlink:actuate="onLoad">
            <text:p/>
          </draw:image>
        </draw:frame>
        <draw:frame draw:style-name="gr3" draw:text-style-name="P1" draw:layer="layout" svg:width="3.527cm" svg:height="3.527cm" svg:x="-4.055cm" svg:y="-4.489cm">
          <draw:image xlink:href="Pictures/10000201000000C8000000C889E9BE57.png" xlink:type="simple" xlink:show="embed" xlink:actuate="onLoad">
            <text:p/>
          </draw:image>
        </draw:frame>
        <draw:frame draw:style-name="gr3" draw:text-style-name="P1" draw:layer="layout" svg:width="1.777cm" svg:height="1.777cm" svg:x="-2.429cm" svg:y="5.311cm">
          <draw:image xlink:href="Pictures/10000201000000D2000000D20A73A0B8.png" xlink:type="simple" xlink:show="embed" xlink:actuate="onLoad">
            <text:p/>
          </draw:image>
        </draw:frame>
        <draw:frame draw:style-name="gr3" draw:text-style-name="P1" draw:layer="layout" svg:width="2.539cm" svg:height="2.539cm" svg:x="7.062cm" svg:y="-1.981cm">
          <draw:image xlink:href="Pictures/100002010000012C0000012CCE068B5C.png" xlink:type="simple" xlink:show="embed" xlink:actuate="onLoad">
            <text:p/>
          </draw:image>
        </draw:frame>
        <draw:frame draw:style-name="gr3" draw:text-style-name="P1" draw:layer="layout" svg:width="2.539cm" svg:height="2.539cm" svg:x="11.461cm" svg:y="-5.5cm">
          <draw:image xlink:href="Pictures/100002010000012C0000012C654AA0DE.png" xlink:type="simple" xlink:show="embed" xlink:actuate="onLoad">
            <text:p/>
          </draw:image>
        </draw:frame>
        <draw:frame draw:style-name="gr3" draw:text-style-name="P1" draw:layer="layout" svg:width="4.232cm" svg:height="4.656cm" svg:x="8.768cm" svg:y="1.844cm">
          <draw:image xlink:href="Pictures/10000201000000A0000000B02BBF83AF.png" xlink:type="simple" xlink:show="embed" xlink:actuate="onLoad">
            <text:p/>
          </draw:image>
        </draw:frame>
        <draw:frame draw:style-name="gr5" draw:text-style-name="P1" draw:layer="layout" svg:width="4.585cm" svg:height="13.577cm" draw:transform="rotate (1.5707963267946) translate (4.423cm 19.5cm)">
          <draw:image xlink:href="Pictures/10000000000000A0000000DF69DA0CD7.jpg" xlink:type="simple" xlink:show="embed" xlink:actuate="onLoad">
            <text:p/>
          </draw:image>
        </draw:frame>
        <draw:frame draw:style-name="gr3" draw:text-style-name="P1" draw:layer="layout" svg:width="4.232cm" svg:height="5.899cm" svg:x="-3.896cm" svg:y="7.152cm">
          <draw:image xlink:href="Pictures/10000000000000A0000000DF69DA0CD7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301cm" svg:y="0.994cm" presentation:class="title" presentation:placeholder="true" presentation:user-transformed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4.206cm" svg:height="4.55cm" svg:x="1.056cm" svg:y="6.453cm">
          <draw:image xlink:href="Pictures/100002010000009F000000AC76A0887E.png" xlink:type="simple" xlink:show="embed" xlink:actuate="onLoad">
            <text:p/>
          </draw:image>
        </draw:frame>
        <draw:frame draw:style-name="gr3" draw:text-style-name="P1" draw:layer="layout" svg:width="2.804cm" svg:height="3.033cm" svg:x="8.944cm" svg:y="9.738cm">
          <draw:image xlink:href="Pictures/100002010000009F000000ACE8FF32C3.png" xlink:type="simple" xlink:show="embed" xlink:actuate="onLoad">
            <text:p/>
          </draw:image>
        </draw:frame>
        <draw:frame draw:style-name="gr3" draw:text-style-name="P1" draw:layer="layout" svg:width="1.904cm" svg:height="2.997cm" svg:x="15.294cm" svg:y="12.571cm">
          <draw:image xlink:href="Pictures/100002000000006C000000AAE1CCDC14.png" xlink:type="simple" xlink:show="embed" xlink:actuate="onLoad">
            <text:p/>
          </draw:image>
        </draw:frame>
        <draw:frame draw:style-name="gr3" draw:text-style-name="P1" draw:layer="layout" svg:width="4.1cm" svg:height="4.497cm" svg:x="10.388cm" svg:y="13.329cm">
          <draw:image xlink:href="Pictures/100002000000009B000000AAC258F724.png" xlink:type="simple" xlink:show="embed" xlink:actuate="onLoad">
            <text:p/>
          </draw:image>
        </draw:frame>
        <draw:frame draw:style-name="gr3" draw:text-style-name="P1" draw:layer="layout" svg:width="1.43cm" svg:height="1.43cm" svg:x="18.77cm" svg:y="15.036cm">
          <draw:image xlink:href="Pictures/1000020000000028000000284036C38E.png" xlink:type="simple" xlink:show="embed" xlink:actuate="onLoad">
            <text:p/>
          </draw:image>
        </draw:frame>
        <draw:frame draw:style-name="gr3" draw:text-style-name="P1" draw:layer="layout" svg:width="1.43cm" svg:height="1.43cm" svg:x="11.5cm" svg:y="14.07cm">
          <draw:image xlink:href="Pictures/1000020000000028000000281A3C382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1" draw:layer="layout" svg:width="5.314cm" svg:height="7.408cm" draw:transform="skewX (0.0001745329251994) rotate (1.55334303427466) translate (3.5cm 6.87cm)">
          <draw:image xlink:href="Pictures/10000000000000A0000000DF69DA0CD7.jpg" xlink:type="simple" xlink:show="embed" xlink:actuate="onLoad">
            <text:p/>
          </draw:image>
        </draw:frame>
        <draw:frame draw:style-name="gr7" draw:text-style-name="P1" draw:layer="layout" svg:width="5.314cm" svg:height="7.408cm" draw:transform="skewX (0.0001745329251994) rotate (1.5707963267946) translate (3.546cm 6.936cm)">
          <draw:image xlink:href="Pictures/10000000000000A0000000DF69DA0CD7.jpg" xlink:type="simple" xlink:show="embed" xlink:actuate="onLoad">
            <text:p/>
          </draw:image>
        </draw:frame>
        <draw:frame draw:style-name="gr8" draw:text-style-name="P1" draw:layer="layout" svg:width="5.314cm" svg:height="7.408cm" draw:transform="skewX (-0.0001745329251994) rotate (-1.57079632679579) translate (17.998cm 1.628cm)">
          <draw:image xlink:href="Pictures/10000000000000A0000000DF69DA0CD7.jpg" xlink:type="simple" xlink:show="embed" xlink:actuate="onLoad">
            <text:p/>
          </draw:image>
        </draw:frame>
        <draw:frame draw:style-name="gr9" draw:text-style-name="P1" draw:layer="layout" svg:width="5.314cm" svg:height="4.409cm" draw:transform="skewX (-0.0001745329251994) rotate (-1.57079632679579) translate (16.499cm 1.629cm)">
          <draw:image xlink:href="Pictures/10000000000000A0000000DF69DA0CD7.jpg" xlink:type="simple" xlink:show="embed" xlink:actuate="onLoad">
            <text:p/>
          </draw:image>
        </draw:frame>
        <draw:frame draw:style-name="gr3" draw:text-style-name="P1" draw:layer="layout" svg:width="13.096cm" svg:height="5.37cm" svg:x="10.404cm" svg:y="23.13cm">
          <draw:image xlink:href="Pictures/10000201000001EF000000CB599AC278.png" xlink:type="simple" xlink:show="embed" xlink:actuate="onLoad">
            <text:p/>
          </draw:image>
        </draw:frame>
        <draw:frame draw:style-name="gr10" draw:text-style-name="P1" draw:layer="layout" svg:width="1.957cm" svg:height="2.645cm" svg:x="15.019cm" svg:y="13.464cm">
          <draw:image xlink:href="Pictures/100002000000004A00000064B3E3D8C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4cm" svg:height="5.561cm" svg:x="10cm" svg:y="2cm">
          <draw:image xlink:href="Pictures/1000020100000064000000649DE00660.png" xlink:type="simple" xlink:show="embed" xlink:actuate="onLoad">
            <text:p/>
          </draw:image>
        </draw:frame>
        <draw:frame draw:style-name="gr11" draw:text-style-name="P1" draw:layer="layout" svg:width="4cm" svg:height="5.48cm" draw:transform="rotate (3.1415926535892) translate (14cm 13cm)">
          <draw:image xlink:href="Pictures/1000020100000064000000649DE00660.png" xlink:type="simple" xlink:show="embed" xlink:actuate="onLoad">
            <text:p/>
          </draw:image>
        </draw:frame>
        <draw:frame draw:style-name="gr3" draw:text-style-name="P1" draw:layer="layout" svg:width="4.1cm" svg:height="7.751cm" svg:x="1.154cm" svg:y="0.181cm">
          <draw:image xlink:href="Pictures/100002000000009B00000125A0BE341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6M40S</meta:editing-duration>
    <meta:editing-cycles>13</meta:editing-cycles>
    <meta:generator>OpenOffice/4.1.6$Win32 OpenOffice.org_project/416m1$Build-9790</meta:generator>
    <dc:date>2022-05-11T18:47:02.19</dc:date>
    <meta:document-statistic meta:object-count="61"/>
  </office:meta>
</office:document-meta>
</file>